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/>
      <table:table table:name="dgc_span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9" table:default-cell-style-name="ce1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6209" calcext:value-type="float">
            <text:p>2266209</text:p>
          </table:table-cell>
          <table:table-cell office:value-type="float" office:value="38" calcext:value-type="float">
            <text:p>38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5461" calcext:value-type="float">
            <text:p>41546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240" calcext:value-type="float">
            <text:p>420240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7540" calcext:value-type="float">
            <text:p>1737540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0534" calcext:value-type="float">
            <text:p>460534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914" calcext:value-type="float">
            <text:p>171914</text:p>
          </table:table-cell>
          <table:table-cell office:value-type="float" office:value="21" calcext:value-type="float">
            <text:p>2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1995" calcext:value-type="float">
            <text:p>1321995</text:p>
          </table:table-cell>
          <table:table-cell office:value-type="float" office:value="18" calcext:value-type="float">
            <text:p>1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5128" calcext:value-type="float">
            <text:p>735128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952" calcext:value-type="float">
            <text:p>94952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740" calcext:value-type="float">
            <text:p>17274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6092" calcext:value-type="float">
            <text:p>108609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094" calcext:value-type="float">
            <text:p>13209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9656" calcext:value-type="float">
            <text:p>99656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5104" calcext:value-type="float">
            <text:p>135104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8669" calcext:value-type="float">
            <text:p>138669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749" calcext:value-type="float">
            <text:p>101749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5903" calcext:value-type="float">
            <text:p>7590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462" calcext:value-type="float">
            <text:p>5146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441" calcext:value-type="float">
            <text:p>47441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449" calcext:value-type="float">
            <text:p>81449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6091" calcext:value-type="float">
            <text:p>12609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5391" calcext:value-type="float">
            <text:p>853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4691" calcext:value-type="float">
            <text:p>1246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314" calcext:value-type="float">
            <text:p>4931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855" calcext:value-type="float">
            <text:p>73855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19" calcext:value-type="float">
            <text:p>75019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593" calcext:value-type="float">
            <text:p>5459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6210" calcext:value-type="float">
            <text:p>11621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7146" calcext:value-type="float">
            <text:p>4714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011" calcext:value-type="float">
            <text:p>900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6830" calcext:value-type="float">
            <text:p>10683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4885" calcext:value-type="float">
            <text:p>74885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443" calcext:value-type="float">
            <text:p>89443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207" calcext:value-type="float">
            <text:p>812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6055" calcext:value-type="float">
            <text:p>76055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9589" calcext:value-type="float">
            <text:p>139589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003" calcext:value-type="float">
            <text:p>76003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402" calcext:value-type="float">
            <text:p>7940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222" calcext:value-type="float">
            <text:p>101222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604" calcext:value-type="float">
            <text:p>79604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027" calcext:value-type="float">
            <text:p>79027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0067" calcext:value-type="float">
            <text:p>140067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516" calcext:value-type="float">
            <text:p>102516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693" calcext:value-type="float">
            <text:p>1026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6694" calcext:value-type="float">
            <text:p>126694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946" calcext:value-type="float">
            <text:p>8894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3780" calcext:value-type="float">
            <text:p>7378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253" calcext:value-type="float">
            <text:p>49253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650" calcext:value-type="float">
            <text:p>6565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6818" calcext:value-type="float">
            <text:p>14681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3773" calcext:value-type="float">
            <text:p>1137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990" calcext:value-type="float">
            <text:p>5399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5308" calcext:value-type="float">
            <text:p>9530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857" calcext:value-type="float">
            <text:p>104857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5515" calcext:value-type="float">
            <text:p>115515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4642" calcext:value-type="float">
            <text:p>114642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832" calcext:value-type="float">
            <text:p>99832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160" calcext:value-type="float">
            <text:p>6916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439" calcext:value-type="float">
            <text:p>594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127" calcext:value-type="float">
            <text:p>441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700" calcext:value-type="float">
            <text:p>97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431" calcext:value-type="float">
            <text:p>1084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9713" calcext:value-type="float">
            <text:p>897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126" calcext:value-type="float">
            <text:p>571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1475" calcext:value-type="float">
            <text:p>1214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6334" calcext:value-type="float">
            <text:p>1163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796" calcext:value-type="float">
            <text:p>407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288" calcext:value-type="float">
            <text:p>150288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6858" calcext:value-type="float">
            <text:p>86858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036" calcext:value-type="float">
            <text:p>101036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682" calcext:value-type="float">
            <text:p>1036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0882" calcext:value-type="float">
            <text:p>1208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7122" calcext:value-type="float">
            <text:p>7712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7454" calcext:value-type="float">
            <text:p>7745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5797" calcext:value-type="float">
            <text:p>155797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9346" calcext:value-type="float">
            <text:p>89346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601" calcext:value-type="float">
            <text:p>9960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8661" calcext:value-type="float">
            <text:p>15866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0767" calcext:value-type="float">
            <text:p>110767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1474" calcext:value-type="float">
            <text:p>8147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5497" calcext:value-type="float">
            <text:p>165497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609" calcext:value-type="float">
            <text:p>118609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6359" calcext:value-type="float">
            <text:p>126359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267" calcext:value-type="float">
            <text:p>121267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2002" calcext:value-type="float">
            <text:p>82002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606" calcext:value-type="float">
            <text:p>9260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4220" calcext:value-type="float">
            <text:p>11422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0195" calcext:value-type="float">
            <text:p>210195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2754" calcext:value-type="float">
            <text:p>152754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9426" calcext:value-type="float">
            <text:p>21942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8231" calcext:value-type="float">
            <text:p>19823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3671" calcext:value-type="float">
            <text:p>14367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0551" calcext:value-type="float">
            <text:p>12055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4646" calcext:value-type="float">
            <text:p>184646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3637" calcext:value-type="float">
            <text:p>113637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6643" calcext:value-type="float">
            <text:p>1466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707" calcext:value-type="float">
            <text:p>14470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8204" calcext:value-type="float">
            <text:p>982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5459" calcext:value-type="float">
            <text:p>85459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5012" calcext:value-type="float">
            <text:p>9501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2478" calcext:value-type="float">
            <text:p>142478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3029" calcext:value-type="float">
            <text:p>83029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7985" calcext:value-type="float">
            <text:p>14798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6923" calcext:value-type="float">
            <text:p>9692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8254" calcext:value-type="float">
            <text:p>158254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6012" calcext:value-type="float">
            <text:p>6601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9564" calcext:value-type="float">
            <text:p>11956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0819" calcext:value-type="float">
            <text:p>120819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9448" calcext:value-type="float">
            <text:p>119448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3416" calcext:value-type="float">
            <text:p>33416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7743" calcext:value-type="float">
            <text:p>8774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8051" calcext:value-type="float">
            <text:p>8805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9747" calcext:value-type="float">
            <text:p>2697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164" calcext:value-type="float">
            <text:p>731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410" calcext:value-type="float">
            <text:p>814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0378" calcext:value-type="float">
            <text:p>703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838" calcext:value-type="float">
            <text:p>154838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838" calcext:value-type="float">
            <text:p>608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1136" calcext:value-type="float">
            <text:p>51136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1657" calcext:value-type="float">
            <text:p>101657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3645" calcext:value-type="float">
            <text:p>836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4228" calcext:value-type="float">
            <text:p>124228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4836" calcext:value-type="float">
            <text:p>114836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79431" calcext:value-type="float">
            <text:p>27943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417287" calcext:value-type="float">
            <text:p>5417287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8613" calcext:value-type="float">
            <text:p>8086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7739" calcext:value-type="float">
            <text:p>90773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00579" calcext:value-type="float">
            <text:p>1700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22819" calcext:value-type="float">
            <text:p>132281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2865" calcext:value-type="float">
            <text:p>922865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46682" calcext:value-type="float">
            <text:p>11466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35814" calcext:value-type="float">
            <text:p>223581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45354" calcext:value-type="float">
            <text:p>184535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38662" calcext:value-type="float">
            <text:p>123866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53966" calcext:value-type="float">
            <text:p>2153966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30145" calcext:value-type="float">
            <text:p>1830145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3314" calcext:value-type="float">
            <text:p>235331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51964" calcext:value-type="float">
            <text:p>1851964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1298" calcext:value-type="float">
            <text:p>1041298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38715" calcext:value-type="float">
            <text:p>1938715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74964" calcext:value-type="float">
            <text:p>19749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91440" calcext:value-type="float">
            <text:p>219144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6034" calcext:value-type="float">
            <text:p>1476034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64363" calcext:value-type="float">
            <text:p>10643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88056" calcext:value-type="float">
            <text:p>108805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0902" calcext:value-type="float">
            <text:p>910902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64037" calcext:value-type="float">
            <text:p>4064037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24314" calcext:value-type="float">
            <text:p>212431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09087" calcext:value-type="float">
            <text:p>3309087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7906" calcext:value-type="float">
            <text:p>807906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29752" calcext:value-type="float">
            <text:p>2229752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91099" calcext:value-type="float">
            <text:p>24910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9992" calcext:value-type="float">
            <text:p>1639992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171144" calcext:value-type="float">
            <text:p>8171144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52034" calcext:value-type="float">
            <text:p>2552034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27901" calcext:value-type="float">
            <text:p>23279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37058" calcext:value-type="float">
            <text:p>1537058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2631" calcext:value-type="float">
            <text:p>2012631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19358" calcext:value-type="float">
            <text:p>2419358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91228" calcext:value-type="float">
            <text:p>1891228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39918" calcext:value-type="float">
            <text:p>3739918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35604" calcext:value-type="float">
            <text:p>2135604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73797" calcext:value-type="float">
            <text:p>2573797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6606" calcext:value-type="float">
            <text:p>4236606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 table:number-rows-repeated="1048411">
          <table:table-cell table:number-columns-repeated="42"/>
        </table:table-row>
        <table:table-row table:style-name="ro2">
          <table:table-cell table:number-columns-repeated="42"/>
        </table:table-row>
        <calcext:conditional-formats>
          <calcext:conditional-format calcext:target-range-address="dgc_span_table.D12:dgc_span_table.AP1048576 dgc_span_table.D10:dgc_span_table.AP11 dgc_span_table.D1:dgc_span_table.AP5">
            <calcext:color-scale>
              <calcext:color-scale-entry calcext:value="0" calcext:type="minimum" calcext:color="#aea79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dgc_span_table.D7:dgc_span_table.AP7">
            <calcext:color-scale>
              <calcext:color-scale-entry calcext:value="0" calcext:type="minimum" calcext:color="#aea79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dgc_span_table.D9:dgc_span_table.AP9">
            <calcext:color-scale>
              <calcext:color-scale-entry calcext:value="0" calcext:type="minimum" calcext:color="#aea79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dgc_span_table.D8:dgc_span_table.AP8">
            <calcext:color-scale>
              <calcext:color-scale-entry calcext:value="0" calcext:type="minimum" calcext:color="#aea79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dgc_span_table.D6:dgc_span_table.AP6">
            <calcext:color-scale>
              <calcext:color-scale-entry calcext:value="0" calcext:type="minimum" calcext:color="#aea79f"/>
              <calcext:color-scale-entry calcext:value="50" calcext:type="percentile" calcext:color="#669900"/>
              <calcext:color-scale-entry calcext:value="0" calcext:type="maximum" calcext:color="#6699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gc_span_table.A1:dgc_span_table.AP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5:29:06.059506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15:31:37.379479726</dc:date>
    <meta:editing-duration>PT1H7M17S</meta:editing-duration>
    <meta:editing-cycles>4</meta:editing-cycles>
    <meta:generator>LibreOffice/5.1.6.2$Linux_X86_64 LibreOffice_project/10m0$Build-2</meta:generator>
    <meta:document-statistic meta:table-count="1" meta:cell-count="6888" meta:object-count="0"/>
  </office:meta>
</office:document-meta>
</file>